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提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單</text:span></text:p>
          </table:table-cell>
          <table:covered-table-cell table:number-columns-repeated="7" table:style-name="ce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                    No.<text:span text:style-name="T4">  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<text:span text:style-name="T5">年</text:span><text:span text:style-name="T6">      </text:span><text:span text:style-name="T7">月</text:span><text:span text:style-name="T6">      </text:span><text:span text:style-name="T7">日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品<text:span text:style-name="T8">        </text:span><text:span text:style-name="T7">名</text:span></text:p>
          </table:table-cell>
          <table:covered-table-cell table:style-name="ce9"/>
          <table:table-cell table:style-name="ce9" office:value-type="string" calcext:value-type="string">
            <text:p>規<text:span text:style-name="T8">  </text:span><text:span text:style-name="T7">格</text:span></text:p>
          </table:table-cell>
          <table:table-cell table:style-name="ce9" office:value-type="string" calcext:value-type="string">
            <text:p>數<text:span text:style-name="T8">  </text:span><text:span text:style-name="T7">量</text:span></text:p>
          </table:table-cell>
          <table:table-cell table:style-name="ce3" office:value-type="string" calcext:value-type="string" table:number-columns-spanned="2" table:number-rows-spanned="1">
            <text:p>單<text:span text:style-name="T8">    </text:span><text:span text:style-name="T7">價</text:span>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金<text:span text:style-name="T8">    </text:span><text:span text:style-name="T7">額</text:span></text:p>
          </table:table-cell>
          <table:covered-table-cell table:style-name="ce9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4" table:number-columns-spanned="2" table:number-rows-spanned="1"/>
          <table:covered-table-cell table:style-name="ce10"/>
          <table:table-cell table:style-name="ce13" table:number-columns-repeated="4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 table:number-columns-spanned="8" table:number-rows-spanned="1">
            <text:p>    <text:span text:style-name="T5">合</text:span><text:span text:style-name="T6">  </text:span><text:span text:style-name="T7">計</text:span><text:span text:style-name="T6">  </text:span><text:span text:style-name="T7">新</text:span><text:span text:style-name="T6">  </text:span><text:span text:style-name="T7">台</text:span><text:span text:style-name="T6">  </text:span><text:span text:style-name="T7">幣</text:span><text:span text:style-name="T6">      </text:span><text:span text:style-name="T7">萬</text:span><text:span text:style-name="T6">      </text:span><text:span text:style-name="T7">仟</text:span><text:span text:style-name="T6">      </text:span><text:span text:style-name="T7">佰</text:span><text:span text:style-name="T6">      </text:span><text:span text:style-name="T7">拾</text:span><text:span text:style-name="T6">      </text:span><text:span text:style-name="T7">元正</text:span></text:p>
          </table:table-cell>
          <table:covered-table-cell table:number-columns-repeated="6" table:style-name="ce11"/>
          <table:covered-table-cell table:style-name="ce15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備註</text:p>
          </table:table-cell>
          <table:table-cell table:style-name="ce12" table:number-columns-spanned="7" table:number-rows-spanned="1"/>
          <table:covered-table-cell table:number-columns-repeated="5" table:style-name="ce14"/>
          <table:covered-table-cell table:style-name="ce1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主管<text:span text:style-name="T8">                       </text:span><text:span text:style-name="T7">會計</text:span><text:span text:style-name="T6">                       </text:span><text:span text:style-name="T7">倉管員</text:span><text:span text:style-name="T6">                       </text:span><text:span text:style-name="T7">提貨人</text:span>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2:56</meta:creation-date>
    <dc:creator>John</dc:creator>
    <dc:date>1993-02-17T14:14:36</dc:date>
    <meta:print-date>1993-02-17T14:14:17</meta:print-date>
    <meta:document-statistic meta:table-count="3" meta:cell-count="26" meta:object-count="0"/>
    <meta:generator>LibreOffice/5.1.1.3$Windows_x86 LibreOffice_project/89f508ef3ecebd2cfb8e1def0f0ba9a803b88a6d</meta:generator>
  </office:meta>
</office:document-meta>
</file>